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72mm"/>
    </style:style>
    <style:style style:name="co2" style:family="table-column">
      <style:table-column-properties fo:break-before="auto" style:column-width="12.05mm"/>
    </style:style>
    <style:style style:name="co3" style:family="table-column">
      <style:table-column-properties fo:break-before="auto" style:column-width="26.48mm"/>
    </style:style>
    <style:style style:name="co4" style:family="table-column">
      <style:table-column-properties fo:break-before="auto" style:column-width="28.7mm"/>
    </style:style>
    <style:style style:name="co5" style:family="table-column">
      <style:table-column-properties fo:break-before="auto" style:column-width="20.37mm"/>
    </style:style>
    <style:style style:name="co6" style:family="table-column">
      <style:table-column-properties fo:break-before="auto" style:column-width="10.74mm"/>
    </style:style>
    <style:style style:name="co7" style:family="table-column">
      <style:table-column-properties fo:break-before="auto" style:column-width="46.87mm"/>
    </style:style>
    <style:style style:name="co8" style:family="table-column">
      <style:table-column-properties fo:break-before="auto" style:column-width="43.29mm"/>
    </style:style>
    <style:style style:name="co9" style:family="table-column">
      <style:table-column-properties fo:break-before="auto" style:column-width="20.36mm"/>
    </style:style>
    <style:style style:name="co10" style:family="table-column">
      <style:table-column-properties fo:break-before="auto" style:column-width="26.04mm"/>
    </style:style>
    <style:style style:name="co11" style:family="table-column">
      <style:table-column-properties fo:break-before="auto" style:column-width="21.7mm"/>
    </style:style>
    <style:style style:name="co12" style:family="table-column">
      <style:table-column-properties fo:break-before="auto" style:column-width="28.89mm"/>
    </style:style>
    <style:style style:name="co13" style:family="table-column">
      <style:table-column-properties fo:break-before="auto" style:column-width="29.76mm"/>
    </style:style>
    <style:style style:name="co14" style:family="table-column">
      <style:table-column-properties fo:break-before="auto" style:column-width="24.75mm"/>
    </style:style>
    <style:style style:name="co15" style:family="table-column">
      <style:table-column-properties fo:break-before="auto" style:column-width="24.98mm"/>
    </style:style>
    <style:style style:name="co16" style:family="table-column">
      <style:table-column-properties fo:break-before="auto" style:column-width="28.26mm"/>
    </style:style>
    <style:style style:name="co17" style:family="table-column">
      <style:table-column-properties fo:break-before="auto" style:column-width="22.35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/>
  </office:automatic-styles>
  <office:body>
    <office:spreadsheet>
      <table:table table:name="zetony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TYPE</text:p>
          </table:table-cell>
          <table:table-cell table:style-name="ce2" office:value-type="string" calcext:value-type="string">
            <text:p>UNIT NAME</text:p>
          </table:table-cell>
          <table:table-cell table:style-name="ce2" office:value-type="string" calcext:value-type="string">
            <text:p>UNIT NAME2</text:p>
          </table:table-cell>
          <table:table-cell table:style-name="ce1" office:value-type="string" calcext:value-type="string">
            <text:p>ARMY-DIV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ICON1</text:p>
          </table:table-cell>
          <table:table-cell table:style-name="ce1" office:value-type="string" calcext:value-type="string">
            <text:p>ICON2</text:p>
          </table:table-cell>
          <table:table-cell table:style-name="ce1" office:value-type="string" calcext:value-type="string">
            <text:p>ATTACK1</text:p>
          </table:table-cell>
          <table:table-cell table:style-name="ce1" office:value-type="string" calcext:value-type="string">
            <text:p>ATTACK2</text:p>
          </table:table-cell>
          <table:table-cell table:style-name="ce1" office:value-type="string" calcext:value-type="string">
            <text:p>DEFENSE1</text:p>
          </table:table-cell>
          <table:table-cell table:style-name="ce1" office:value-type="string" calcext:value-type="string">
            <text:p>DEFENSE2</text:p>
          </table:table-cell>
          <table:table-cell table:style-name="ce1" office:value-type="string" calcext:value-type="string">
            <text:p>MOVEMENT1</text:p>
          </table:table-cell>
          <table:table-cell table:style-name="ce1" office:value-type="string" calcext:value-type="string">
            <text:p>MOVEMENT2</text:p>
          </table:table-cell>
          <table:table-cell table:style-name="ce1" office:value-type="string" calcext:value-type="string">
            <text:p>WHITE STAR</text:p>
          </table:table-cell>
          <table:table-cell table:style-name="ce1" office:value-type="string" calcext:value-type="string">
            <text:p>BLACK STAR</text:p>
          </table:table-cell>
          <table:table-cell table:style-name="ce1" office:value-type="string" calcext:value-type="string">
            <text:p>YELLOW STAR</text:p>
          </table:table-cell>
          <table:table-cell table:style-name="ce1" office:value-type="string" calcext:value-type="string">
            <text:p>BLUE STA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HQ</text:p>
          </table:table-cell>
          <table:table-cell table:style-name="Default" office:value-type="string" calcext:value-type="string">
            <text:p>Weiss</text:p>
          </table:table-cell>
          <table:table-cell table:style-name="Default"/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HQ</text:p>
          </table:table-cell>
          <table:table-cell table:style-name="Default" office:value-type="string" calcext:value-type="string">
            <text:p>Balck</text:p>
          </table:table-cell>
          <table:table-cell table:style-name="Default"/>
          <table:table-cell office:value-type="string" calcext:value-type="string">
            <text:p>6A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HQ</text:p>
          </table:table-cell>
          <table:table-cell table:style-name="Default" office:value-type="string" calcext:value-type="string">
            <text:p>vonPfeffer</text:p>
          </table:table-cell>
          <table:table-cell table:style-name="Default"/>
          <table:table-cell office:value-type="string" calcext:value-type="string">
            <text:p>IX SS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HQ</text:p>
          </table:table-cell>
          <table:table-cell table:style-name="Default" office:value-type="string" calcext:value-type="string">
            <text:p>Gille</text:p>
          </table:table-cell>
          <table:table-cell table:style-name="Default"/>
          <table:table-cell office:value-type="string" calcext:value-type="string">
            <text:p>IV SS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HQ</text:p>
          </table:table-cell>
          <table:table-cell table:style-name="Default" office:value-type="string" calcext:value-type="string">
            <text:p>Harteneck</text:p>
          </table:table-cell>
          <table:table-cell table:style-name="Default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HQ</text:p>
          </table:table-cell>
          <table:table-cell table:style-name="Default" office:value-type="string" calcext:value-type="string">
            <text:p>Breith</text:p>
          </table:table-cell>
          <table:table-cell table:style-name="Default"/>
          <table:table-cell office:value-type="string" calcext:value-type="string">
            <text:p>III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HQ</text:p>
          </table:table-cell>
          <table:table-cell table:style-name="Default" office:value-type="string" calcext:value-type="string">
            <text:p>Kleemann</text:p>
          </table:table-cell>
          <table:table-cell table:style-name="Default"/>
          <table:table-cell office:value-type="string" calcext:value-type="string">
            <text:p>IV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HQ</text:p>
          </table:table-cell>
          <table:table-cell table:style-name="Default" office:value-type="string" calcext:value-type="string">
            <text:p>Osterkamp</text:p>
          </table:table-cell>
          <table:table-cell table:style-name="Default"/>
          <table:table-cell office:value-type="string" calcext:value-type="string">
            <text:p>XXII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HQ</text:p>
          </table:table-cell>
          <table:table-cell table:style-name="Default" office:value-type="string" calcext:value-type="string">
            <text:p>Kirchner</text:p>
          </table:table-cell>
          <table:table-cell table:style-name="Default"/>
          <table:table-cell office:value-type="string" calcext:value-type="string">
            <text:p>LVII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HQ</text:p>
          </table:table-cell>
          <table:table-cell table:style-name="Default" office:value-type="string" calcext:value-type="string">
            <text:p>Konrad</text:p>
          </table:table-cell>
          <table:table-cell table:style-name="Default"/>
          <table:table-cell office:value-type="string" calcext:value-type="string">
            <text:p>LXVIII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HQ</text:p>
          </table:table-cell>
          <table:table-cell table:style-name="Default" office:value-type="string" calcext:value-type="string">
            <text:p>Grasser</text:p>
          </table:table-cell>
          <table:table-cell table:style-name="Default"/>
          <table:table-cell office:value-type="string" calcext:value-type="string">
            <text:p>LXXII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/IX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de-art-face-150mm-mot-2.svg</text:p>
          </table:table-cell>
          <table:table-cell office:value-type="string" calcext:value-type="string">
            <text:p>De-art-back-150mm-mot-2.sv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de-inf-ss-mot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503" calcext:value-type="float">
            <text:p>503</text:p>
          </table:table-cell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De-kingtiger-2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Ney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De-inf-ss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Dirle.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de-inf-ss-mot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/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anther-g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I/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anther-g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sdkfz-251-2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sdkfz-251-2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/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anther-g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I/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anther-g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sdkfz-251-2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sdkfz-251-2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stugIV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/1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7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I/1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7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sdkfz-251-2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ss-mot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ss-mot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ss-mot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ss-mot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/6A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de-art-face-150mm-mot-2.svg</text:p>
          </table:table-cell>
          <table:table-cell office:value-type="string" calcext:value-type="string">
            <text:p>De-art-back-150mm-mot-2.sv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/2A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De-art-wespe-2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De-art-face-nebelwerfer-2.svg</text:p>
          </table:table-cell>
          <table:table-cell office:value-type="string" calcext:value-type="string">
            <text:p>De-art-back-nebelwerfer-2.sv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De-art-face-nebelwerfer-2.svg</text:p>
          </table:table-cell>
          <table:table-cell office:value-type="string" calcext:value-type="string">
            <text:p>De-art-back-nebelwerfer-2.sv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509" calcext:value-type="float">
            <text:p>509</text:p>
          </table:table-cell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De-kingtiger-2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/130</text:p>
          </table:table-cell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De-panther-g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662" calcext:value-type="float">
            <text:p>662</text:p>
          </table:table-cell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De-jagdpanther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721" calcext:value-type="float">
            <text:p>721</text:p>
          </table:table-cell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De-jagdpanther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De-stugIV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239" calcext:value-type="float">
            <text:p>239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De-stugIV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De-stugIV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325" calcext:value-type="float">
            <text:p>325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De-stugIV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de-sdkfz-251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De-brummbar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7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I</text:p>
          </table:table-cell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7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Fiz.</text:p>
          </table:table-cell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ren.</text:p>
          </table:table-cell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/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7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I/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7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1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/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7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I/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7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9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/1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7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I/1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7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1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/1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7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I/1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7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De-pz4-7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/2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7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I/2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7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5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1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/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7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I/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7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2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2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/2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7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I/2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7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Rozp.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uma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4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0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7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untain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untain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3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3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3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8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9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9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8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8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87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50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51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15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16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17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06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17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65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77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78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79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44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45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46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31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44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47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/I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de-art-face-150mm-mot-2.svg</text:p>
          </table:table-cell>
          <table:table-cell office:value-type="string" calcext:value-type="string">
            <text:p>De-art-back-150mm-mot-2.sv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/II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de-art-face-150mm-mot-2.svg</text:p>
          </table:table-cell>
          <table:table-cell office:value-type="string" calcext:value-type="string">
            <text:p>De-art-back-150mm-mot-2.sv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/VI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de-art-face-150mm-mot-2.svg</text:p>
          </table:table-cell>
          <table:table-cell office:value-type="string" calcext:value-type="string">
            <text:p>De-art-back-150mm-mot-2.sv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/VII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de-art-face-150mm-mot-2.svg</text:p>
          </table:table-cell>
          <table:table-cell office:value-type="string" calcext:value-type="string">
            <text:p>De-art-back-150mm-mot-2.sv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Buda.</text:p>
          </table:table-cell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hu-zirini-II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Solt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Rzecz.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Hu-turan-II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hu-zirini-II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u-inf-mot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u-inf-mot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turan-II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4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5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5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SL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L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SL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HQ</text:p>
          </table:table-cell>
          <table:table-cell table:style-name="Default" office:value-type="string" calcext:value-type="string">
            <text:p>Szta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u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52</text:p>
          </table:table-cell>
          <table:table-cell table:number-columns-repeated="2"/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22</text:p>
          </table:table-cell>
          <table:table-cell table:number-columns-repeated="2"/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51</text:p>
          </table:table-cell>
          <table:table-cell table:number-columns-repeated="2"/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55</text:p>
          </table:table-cell>
          <table:table-cell table:number-columns-repeated="2"/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80</text:p>
          </table:table-cell>
          <table:table-cell table:number-columns-repeated="2"/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23</text:p>
          </table:table-cell>
          <table:table-cell table:number-columns-repeated="2"/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36</text:p>
          </table:table-cell>
          <table:table-cell table:number-columns-repeated="2"/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17</text:p>
          </table:table-cell>
          <table:table-cell table:number-columns-repeated="2"/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5 Gw.</text:p>
          </table:table-cell>
          <table:table-cell table:number-columns-repeated="2"/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66 Gw.</text:p>
          </table:table-cell>
          <table:table-cell table:number-columns-repeated="2"/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1 Gw.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XX</text:p>
          </table:table-cell>
          <table:table-cell office:value-type="string" calcext:value-type="string">
            <text:p>Ru-cav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2 Gw.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XX</text:p>
          </table:table-cell>
          <table:table-cell office:value-type="string" calcext:value-type="string">
            <text:p>Ru-cav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63 Gw.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XX</text:p>
          </table:table-cell>
          <table:table-cell office:value-type="string" calcext:value-type="string">
            <text:p>Ru-cav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Panc.Gw.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u-t34-76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Gw.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Ru-su85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 Gw.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u-m16-2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 Gw.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u-m16-2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 Gw.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u-m16-2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6 Gw.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u-sherman-2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Gw.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Ru-su85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4 Gw.</text:p>
          </table:table-cell>
          <table:table-cell office:value-type="string" calcext:value-type="string">
            <text:p>II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u-m16-2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5 Gw.</text:p>
          </table:table-cell>
          <table:table-cell office:value-type="string" calcext:value-type="string">
            <text:p>II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u-m16-2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6 Gw.</text:p>
          </table:table-cell>
          <table:table-cell office:value-type="string" calcext:value-type="string">
            <text:p>II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u-m16-2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7 Gw.</text:p>
          </table:table-cell>
          <table:table-cell office:value-type="string" calcext:value-type="string">
            <text:p>II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u-t34-85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Gw.</text:p>
          </table:table-cell>
          <table:table-cell office:value-type="string" calcext:value-type="string">
            <text:p>II</text:p>
          </table:table-cell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Ru-su85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3 Gw.</text:p>
          </table:table-cell>
          <table:table-cell office:value-type="string" calcext:value-type="string">
            <text:p>IV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u-m16-2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4 Gw.</text:p>
          </table:table-cell>
          <table:table-cell office:value-type="string" calcext:value-type="string">
            <text:p>IV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u-m16-2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5 Gw.</text:p>
          </table:table-cell>
          <table:table-cell office:value-type="string" calcext:value-type="string">
            <text:p>IV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u-m16-2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6 Gw.</text:p>
          </table:table-cell>
          <table:table-cell office:value-type="string" calcext:value-type="string">
            <text:p>IV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u-t34-85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Gw.</text:p>
          </table:table-cell>
          <table:table-cell office:value-type="string" calcext:value-type="string">
            <text:p>IV</text:p>
          </table:table-cell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Ru-su85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6 Gw.</text:p>
          </table:table-cell>
          <table:table-cell office:value-type="string" calcext:value-type="string">
            <text:p>VII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u-m16-2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63 Gw.</text:p>
          </table:table-cell>
          <table:table-cell office:value-type="string" calcext:value-type="string">
            <text:p>VII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u-m16-2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64 Gw.</text:p>
          </table:table-cell>
          <table:table-cell office:value-type="string" calcext:value-type="string">
            <text:p>VII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u-m16-2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41 Gw.</text:p>
          </table:table-cell>
          <table:table-cell office:value-type="string" calcext:value-type="string">
            <text:p>VII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u-sherman-2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Gw.</text:p>
          </table:table-cell>
          <table:table-cell office:value-type="string" calcext:value-type="string">
            <text:p>VII</text:p>
          </table:table-cell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Ru-su85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10Gw.</text:p>
          </table:table-cell>
          <table:table-cell office:value-type="string" calcext:value-type="string">
            <text:p>XVIII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u-t34-85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70Gw.</text:p>
          </table:table-cell>
          <table:table-cell office:value-type="string" calcext:value-type="string">
            <text:p>XVIII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u-t34-85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81Gw.</text:p>
          </table:table-cell>
          <table:table-cell office:value-type="string" calcext:value-type="string">
            <text:p>XVIII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u-t34-85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0 Gw.</text:p>
          </table:table-cell>
          <table:table-cell office:value-type="string" calcext:value-type="string">
            <text:p>XVIII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u-m16-2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Gw.</text:p>
          </table:table-cell>
          <table:table-cell office:value-type="string" calcext:value-type="string">
            <text:p>XVIII</text:p>
          </table:table-cell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Ru-su85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08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Ru-su-12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6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Ru-su-12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64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Ru-su-12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Pijew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Ru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8 Gw.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cav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 Gw.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cav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0 Gw.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cav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3 Gw.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cav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0 Gw.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cav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XXXII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m16-2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</text:p>
          </table:table-cell>
          <table:table-cell office:value-type="string" calcext:value-type="string">
            <text:p>XXXII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Ru-su85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XXXII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t34-76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XXXII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t34-76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XXXII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t34-76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Zaharov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u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 RU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8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5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4 Gw.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5 Gw.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 Gw.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4 Gw.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4 Gw.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40 Gw.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41 Gw.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62 Gw.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69 Gw.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80 Gw.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83 Mor.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art-face-ml20-mot.svg</text:p>
          </table:table-cell>
          <table:table-cell office:value-type="string" calcext:value-type="string">
            <text:p>ru-art-back-ml20-mot.sv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Ru-su85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HQ</text:p>
          </table:table-cell>
          <table:table-cell table:style-name="Default" office:value-type="string" calcext:value-type="string">
            <text:p>Kravchenko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u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m16-2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m16-2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I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m16-2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I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t34-76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</text:p>
          </table:table-cell>
          <table:table-cell office:value-type="string" calcext:value-type="string">
            <text:p>I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Ru-su85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0 Gw.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t34-85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1 Gw.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t34-85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2 Gw.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t34-85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m16-2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Ru-su85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HQ</text:p>
          </table:table-cell>
          <table:table-cell table:style-name="Default" office:value-type="string" calcext:value-type="string">
            <text:p>Shumilov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u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5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9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0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409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6 Gw.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2 Gw.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81 Gw.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art-face-ml20-mot.svg</text:p>
          </table:table-cell>
          <table:table-cell office:value-type="string" calcext:value-type="string">
            <text:p>ru-art-back-ml20-mot.sv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t34-76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HQ</text:p>
          </table:table-cell>
          <table:table-cell table:style-name="Default" office:value-type="string" calcext:value-type="string">
            <text:p>Philipovsky 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Ru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6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1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2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49 Gw.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59 Gw.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86 Gw.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08Gw.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09Gw.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art-face-ml20-mot.svg</text:p>
          </table:table-cell>
          <table:table-cell office:value-type="string" calcext:value-type="string">
            <text:p>ru-art-back-ml20-mot.sv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Ru-su85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Szarochin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Ru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1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9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0 Gw.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61 Gw.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art-face-ml20-mot.svg</text:p>
          </table:table-cell>
          <table:table-cell office:value-type="string" calcext:value-type="string">
            <text:p>ru-art-back-ml20-mot.sv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3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Ru-su85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6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su85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2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t34-76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Sova</text:p>
          </table:table-cell>
          <table:table-cell/>
          <table:table-cell office:value-type="string" calcext:value-type="string">
            <text:p>VII</text:p>
          </table:table-cell>
          <table:table-cell/>
          <table:table-cell office:value-type="string" calcext:value-type="string">
            <text:p>Ro-hq-sova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o-inf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o-cav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o-inf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</text:p>
          </table:table-cell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o-art-face-150mm-mot.svg</text:p>
          </table:table-cell>
          <table:table-cell office:value-type="string" calcext:value-type="string">
            <text:p>ro-art-back-150mm-mot.sv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 table:number-rows-repeated="1048300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.00.0000</text:date>, <text:time style:data-style-name="N2" text:time-value="20:59:33.0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dc:date>2015-06-23T20:43:45.471000000</dc:date>
    <meta:editing-duration>P5DT8H58M50S</meta:editing-duration>
    <meta:editing-cycles>112</meta:editing-cycles>
    <meta:document-statistic meta:table-count="1" meta:cell-count="2741" meta:object-count="0"/>
  </office:meta>
</office:document-meta>
</file>